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Verdana" fo:font-size="12pt" fo:font-weight="bold" officeooo:rsid="000f03a2" officeooo:paragraph-rsid="000f03a2" style:font-size-asian="12pt" style:font-weight-asian="bold" style:font-size-complex="12pt" style:font-weight-complex="bold"/>
    </style:style>
    <style:style style:name="P2" style:family="paragraph" style:parent-style-name="Standard">
      <style:paragraph-properties fo:line-height="200%" fo:text-align="center" style:justify-single-word="false"/>
      <style:text-properties style:font-name="Verdana" fo:font-size="12pt" fo:font-weight="bold" officeooo:rsid="000ed13d" officeooo:paragraph-rsid="000ed13d" style:font-size-asian="12pt" style:font-weight-asian="bold" style:font-size-complex="12pt" style:font-weight-complex="bold"/>
    </style:style>
    <style:style style:name="P3" style:family="paragraph" style:parent-style-name="Standard">
      <style:paragraph-properties fo:line-height="200%" fo:text-align="justify" style:justify-single-word="false"/>
      <style:text-properties style:font-name="Verdana" fo:font-size="12pt" fo:font-weight="normal" officeooo:rsid="000ed13d" officeooo:paragraph-rsid="000ed13d" style:font-size-asian="12pt" style:font-weight-asian="normal" style:font-size-complex="12pt" style:font-weight-complex="normal"/>
    </style:style>
    <style:style style:name="P4"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officeooo:paragraph-rsid="000f03a2" style:font-size-asian="12pt" style:font-size-complex="12pt" fo:hyphenate="false" fo:hyphenation-remain-char-count="2" fo:hyphenation-push-char-count="2"/>
    </style:style>
    <style:style style:name="P5"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ab-stops>
          <style:tab-stop style:position="0.159cm"/>
        </style:tab-stops>
      </style:paragraph-properties>
      <style:text-properties style:font-name="Verdana" fo:font-size="12pt" officeooo:paragraph-rsid="000f03a2" style:font-size-asian="12pt" style:font-size-complex="12pt" fo:hyphenate="false" fo:hyphenation-remain-char-count="2" fo:hyphenation-push-char-count="2"/>
    </style:style>
    <style:style style:name="P6"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7" style:family="paragraph" style:parent-style-name="Standard">
      <style:paragraph-properties fo:margin-left="0cm" fo:margin-right="0cm" fo:line-height="200%" fo:text-align="justify" style:justify-single-word="false" fo:orphans="0" fo:widows="0" fo:hyphenation-ladder-count="no-limit" fo:text-indent="0cm" style:auto-text-indent="false"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8" style:family="paragraph" style:parent-style-name="Standard" style:list-style-name="WWNum3">
      <style:paragraph-properties fo:line-height="200%" fo:text-align="justify" style:justify-single-word="false"/>
      <style:text-properties style:font-name="Verdana" fo:font-size="12pt" fo:font-weight="normal" officeooo:paragraph-rsid="000f03a2" style:font-size-asian="12pt" style:font-weight-asian="normal" style:font-size-complex="12pt" style:font-weight-complex="normal"/>
    </style:style>
    <style:style style:name="P9" style:family="paragraph" style:parent-style-name="Standard" style:list-style-name="WWNum3">
      <style:paragraph-properties fo:line-height="200%" fo:text-align="justify" style:justify-single-word="false"/>
      <style:text-properties style:font-name="Verdana" fo:font-size="12pt" fo:font-weight="normal" officeooo:rsid="0010ddf8" officeooo:paragraph-rsid="0010ddf8" style:font-size-asian="12pt" style:font-weight-asian="normal" style:font-size-complex="12pt" style:font-weight-complex="normal"/>
    </style:style>
    <style:style style:name="P10" style:family="paragraph" style:parent-style-name="Standard" style:list-style-name="WWNum3">
      <style:paragraph-properties fo:line-height="200%" fo:text-align="justify" style:justify-single-word="false"/>
      <style:text-properties style:font-name="Verdana" fo:font-size="12pt" officeooo:paragraph-rsid="000f03a2" style:font-size-asian="12pt" style:font-size-complex="12pt"/>
    </style:style>
    <style:style style:name="P11" style:family="paragraph" style:parent-style-name="Standard" style:list-style-name="WWNum2" style:master-page-name="">
      <style:paragraph-properties fo:margin-left="0cm" fo:margin-right="0cm" fo:line-height="200%" fo:text-align="justify" style:justify-single-word="false" fo:text-indent="0cm" style:auto-text-indent="false" style:page-number="auto">
        <style:tab-stops>
          <style:tab-stop style:position="0.159cm"/>
        </style:tab-stops>
      </style:paragraph-properties>
      <style:text-properties style:font-name="Verdana" fo:font-size="12pt" officeooo:paragraph-rsid="000f03a2" style:font-size-asian="12pt" style:font-size-complex="12pt"/>
    </style:style>
    <style:style style:name="P12" style:family="paragraph" style:parent-style-name="Standard" style:list-style-name="WWNum3" style:master-page-name="">
      <style:paragraph-properties fo:margin-left="0cm" fo:margin-right="0cm" fo:line-height="200%" fo:text-align="justify" style:justify-single-word="false" fo:text-indent="0cm" style:auto-text-indent="false" style:page-number="auto"/>
      <style:text-properties style:font-name="Verdana" fo:font-size="12pt" officeooo:paragraph-rsid="000f03a2"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0ddf8"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f03a2" style:font-weight-asian="bold" style:font-weight-complex="bold"/>
    </style:style>
    <style:style style:name="T5" style:family="text">
      <style:text-properties officeooo:rsid="0010ddf8"/>
    </style:style>
    <style:style style:name="T6" style:family="text">
      <style:text-properties fo:font-style="italic" style:font-style-asian="italic" style:font-style-complex="italic"/>
    </style:style>
    <style:style style:name="T7" style:family="text">
      <style:text-properties fo:font-style="italic" officeooo:rsid="0010ddf8" style:font-style-asian="italic" style:font-style-complex="italic"/>
    </style:style>
    <style:style style:name="T8" style:family="text">
      <style:text-properties fo:font-style="italic" officeooo:rsid="001272c5" style:font-style-asian="italic" style:font-style-complex="italic"/>
    </style:style>
    <style:style style:name="T9" style:family="text">
      <style:text-properties officeooo:rsid="001521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B I</text:p>
      <text:p text:style-name="P2">Pendahuluan</text:p>
      <text:p text:style-name="P1"/>
      <text:p text:style-name="P1">1.1<text:tab/>Latar Belakang Masalah</text:p>
      <text:p text:style-name="P1"><text:tab/><text:span text:style-name="T1">Basis data merupakan kebutuhan mendasar bagi sebuah organisasi yang ingin menyimpan data dalam jumlah yang besar. Pada awal perkembangan teknologi komputer, database yang sangat umum digunakan adalah database yang bersifat relasional dan dikelola menggunakan software RDBMS (Relational Database Management System) seperti :MyS</text:span><text:span text:style-name="T2">QL</text:span><text:span text:style-name="T1">, PostgreSQL, Foxpro dan lain-lain.</text:span></text:p>
      <text:p text:style-name="P6"><text:tab/>Namun, seiring berkembangnya teknologi bertambah pula kebutuhan untuk mengelola data yang besar. Kebutuhan data yang semakin besar ini tidak dapat tertangani oleh basis data relational dikarenakan sifat data yang tidak terstruktur.</text:p>
      <text:p text:style-name="P7"><text:tab/>Saat ini untuk memenuhi kebutuhan penyediaan data yang tidak terstruktur tersebut terdapat jenis basis data baru yaitu <text:span text:style-name="T6">NoS</text:span><text:span text:style-name="T7">QL</text:span>. Istilah <text:span text:style-name="T6">NoS</text:span><text:span text:style-name="T7">QL </text:span>diciptakan tahun 1998, dikembangkan oleh Walter W.Hobbs dari <text:span text:style-name="T6">RAND Organization</text:span>. Salah satu basis data yang mangaplikasikan <text:span text:style-name="T6">NoSQl</text:span> adalah MongoDB. </text:p>
      <text:p text:style-name="P7"><text:tab/>Terdapat banyak cara untuk mengakses basis data <text:span text:style-name="T6">NoSQl</text:span> khususnya MongoDB, salah satunya menggunakan aplikasi web yang dibangun menggunakan framework <text:span text:style-name="T5">C</text:span>odeigniter. Untuk <text:soft-page-break/>pengaksesan perintah-perintah MongoDB diperlukan suatu library yang dapat menghubungkan framework codeigniter dengan basis <text:span text:style-name="T5">d</text:span>ata MongoDb. Sampai saat ini masih sedikit library yang dikembangkan untuk menghubungkan framework <text:span text:style-name="T5">C</text:span>odeigniter dengan MongoDB. Hal ini di karenakan banyak developer codigniter yang membuat library kemudian menggunakannya tanpa di publikasikan.</text:p>
      <text:p text:style-name="P5"><text:span text:style-name="T4">1.2<text:tab/></text:span><text:span text:style-name="T3">Rumusan Masalah</text:span></text:p>
      <text:p text:style-name="P4"><text:span text:style-name="T3"><text:tab/></text:span><text:span text:style-name="T1">Berdasarkan latar belakang yang telah di uraikan maka yang menjadi identifikasi dalam rumusan masalah penelitian adalah bagaimana membuat sebuah library yang dapat digunakan untuk mengakses MongoDD menggunakan framework </text:span><text:span text:style-name="T2">C</text:span><text:span text:style-name="T1">odeigniter.</text:span></text:p>
      <text:list xml:id="list6663794746723272966" text:style-name="WWNum2">
        <text:list-header>
          <text:p text:style-name="P11"><text:span text:style-name="T4">1.3<text:tab/></text:span><text:span text:style-name="T3">Ruang Lingkup </text:span></text:p>
        </text:list-header>
      </text:list>
      <text:p text:style-name="P4"><text:span text:style-name="T3"><text:tab/></text:span><text:span text:style-name="T1">Agar dapat mencapai sasaran dan tujuan yang diharapkan maka diberikan batasan masalah sebagai berikut:</text:span></text:p>
      <text:list xml:id="list5235366548399917287" text:style-name="WWNum3">
        <text:list-item>
          <text:p text:style-name="P8">Library ini hanya digunakan menggunakan framework codeigniter.</text:p>
        </text:list-item>
        <text:list-item>
          <text:p text:style-name="P10"><text:span text:style-name="T1">Library ini hanya dapat digunakan untuk menampilkan data,mengisi data,mengedit data,menghapus data ,membuat collection dan menghapus collection.</text:span></text:p>
        </text:list-item>
        <text:list-item>
          <text:p text:style-name="P9">Library ini berfungsi untuk melakukan pembuatan <text:soft-page-break/><text:span text:style-name="T6">document</text:span>, pengeditan <text:span text:style-name="T6">document</text:span> penghapusan <text:span text:style-name="T6">document</text:span> dan menampilkan <text:span text:style-name="T6">documen</text:span><text:span text:style-name="T8">t</text:span> yang telah dibuat.</text:p>
          <text:p text:style-name="P12"><text:span text:style-name="T4">1.4<text:tab/></text:span><text:span text:style-name="T3">Tujuan Penelitian</text:span></text:p>
        </text:list-item>
      </text:list>
      <text:p text:style-name="P1"><text:tab/><text:span text:style-name="T1">Tujuan dari penelitian ini adalah membuat sebuah library yang dapat menjalankan perintah-perintah pada database MongoDB melalui framework </text:span><text:span text:style-name="T2">C</text:span><text:span text:style-name="T1">odeigniter.</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2.997cm" fo:margin-left="4.001cm" fo:margin-right="2.997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2:04:23.447620210</meta:creation-date>
    <dc:date>2015-11-11T09:41:13.221297221</dc:date>
    <meta:editing-duration>PT39M48S</meta:editing-duration>
    <meta:editing-cycles>12</meta:editing-cycles>
    <meta:generator>LibreOffice/5.0.3.2$Linux_x86 LibreOffice_project/00m0$Build-2</meta:generator>
    <meta:document-statistic meta:table-count="0" meta:image-count="0" meta:object-count="0" meta:page-count="3" meta:paragraph-count="16" meta:word-count="301" meta:character-count="2358" meta:non-whitespace-character-count="2067"/>
  </office:meta>
</office:document-meta>
</file>